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c.getFilt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CurrentCompile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c.setExtdirs( Path extD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mic.setStubVersion( String stub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Includejava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Includean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Idlo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canDir( File baseDir , String [ ] files , FileNameMapper mapp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mic.setIiopopts( String iiop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createExtdi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mic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Sourc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Verify( boolean ver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SourceBase( File sourc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Base( File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Iiopo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c.setIncludejavaruntime( boolean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Iiop( boolean ii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ClasspathRef( Reference pat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isValidRmiRemote( String 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mic.isValidRmiRemote( Class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Compiler( String compi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mic.get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Filtering(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Stub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mic.getComp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R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createCompile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mic.getI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RemoteInterface( Class tes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mic.getExt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mic.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mic.setIdlopts( String idl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Idl( boolean i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ationSpecificArgument.setCompiler( String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setIncludeantruntime( boolean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moveGeneratedFile( File baseDir , File sourceBaseFile , String classname , RmicAdapter adap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mic.get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.getIi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